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906" officeooo:paragraph-rsid="00182906"/>
    </style:style>
    <style:style style:name="P2" style:family="paragraph" style:parent-style-name="Standard">
      <style:text-properties fo:font-weight="bold" officeooo:rsid="00182906" officeooo:paragraph-rsid="00182906" style:font-weight-asian="bold" style:font-weight-complex="bold"/>
    </style:style>
    <style:style style:name="P3" style:family="paragraph" style:parent-style-name="Standard">
      <style:text-properties officeooo:rsid="001830dc" officeooo:paragraph-rsid="001830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3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 handling</text:p>
      <text:p text:style-name="P1">-&gt; capturing event and handling it in a appropriate way.</text:p>
      <text:p text:style-name="P1">Packages</text:p>
      <text:p text:style-name="P1">1) util</text:p>
      <text:p text:style-name="P1">2)awt</text:p>
      <text:p text:style-name="P1">3)swing(javax.swing package)</text:p>
      <text:p text:style-name="P1"/>
      <text:p text:style-name="P1">Difference between awt and swing</text:p>
      <text:p text:style-name="P1">swing-light weight component</text:p>
      <text:p text:style-name="P1">awt-heavy weight component</text:p>
      <text:p text:style-name="P1"/>
      <text:p text:style-name="P1">components in event hanler</text:p>
      <text:p text:style-name="P1">event source</text:p>
      <text:p text:style-name="P1">event object</text:p>
      <text:p text:style-name="P1">event listener</text:p>
      <text:p text:style-name="P1"/>
      <text:p text:style-name="P2">addTypelistener</text:p>
      <text:p text:style-name="P1"><text:s/></text:p>
      <text:p text:style-name="P1"><text:span text:style-name="T1">type</text:span>-&gt;type of event </text:p>
      <text:p text:style-name="P1"/>
      <text:p text:style-name="P1"><text:s/>EVENT LISTENER <text:s/>that <text:span text:style-name="T2">is notified when event occurs</text:span></text:p>
      <text:p text:style-name="P3">Mouse event implements input event</text:p>
      <text:p text:style-name="P3">javap java.awt.event.MouseListener</text:p>
      <text:p text:style-name="P3">Compiled from "MouseListener.java" </text:p>
      <text:p text:style-name="P3">public interface java.awt.event.MouseListener extends java.util.EventListener {</text:p>
      <text:p text:style-name="P3"><text:s text:c="2"/>public abstract void mouseClicked(java.awt.event.MouseEvent);</text:p>
      <text:p text:style-name="P3"><text:s text:c="2"/>public abstract void mousePressed(java.awt.event.MouseEvent);</text:p>
      <text:p text:style-name="P3"><text:s text:c="2"/>public abstract void mouseReleased(java.awt.event.MouseEvent);</text:p>
      <text:p text:style-name="P3"><text:s text:c="2"/>public abstract void mouseEntered(java.awt.event.MouseEvent);</text:p>
      <text:p text:style-name="P3"><text:s text:c="2"/>public abstract void mouseExited(java.awt.event.MouseEvent);</text:p>
      <text:p text:style-name="P3">}</text:p>
      <text:p text:style-name="P3">the above are abstract</text:p>
      <text:p text:style-name="P3">public int getKeyCode(); -ascii code</text:p>
      <text:p text:style-name="P3">CAPTURING EVENT AND PERFORMING <text:s/>ACTION</text:p>
      <text:p text:style-name="P3"/>
      <text:p text:style-name="P3">AWT <text:s/>is of 2 types</text:p>
      <text:p text:style-name="P3"/>
      <text:p text:style-name="P3">AWTEvent is a super class of all event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8:55:43.480147615</meta:creation-date>
    <dc:date>2017-03-30T10:20:54.152923589</dc:date>
    <meta:editing-duration>PT1H4M49S</meta:editing-duration>
    <meta:editing-cycles>1</meta:editing-cycles>
    <meta:document-statistic meta:table-count="0" meta:image-count="0" meta:object-count="0" meta:page-count="1" meta:paragraph-count="32" meta:word-count="115" meta:character-count="1006" meta:non-whitespace-character-count="905"/>
    <meta:generator>LibreOffice/5.1.6.2$Linux_X86_64 LibreOffice_project/10m0$Build-2</meta:generator>
  </office:meta>
</office:document-meta>
</file>